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onsolas" svg:font-family="Consolas, sans-serif"/>
    <style:font-face style:name="Courier New" svg:font-family="'Courier New'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dfd89" style:text-blinking="false" fo:background-color="transparent" style:font-size-asian="12pt" style:font-size-complex="12pt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in" fo:margin-bottom="0.1528in" style:contextual-spacing="false" fo:line-height="138%" style:writing-mode="lr-tb"/>
      <style:text-properties fo:font-variant="normal" fo:text-transform="none" fo:color="#242729" loext:opacity="100%" style:text-line-through-style="none" style:text-line-through-type="none" style:font-name="Cantarell" fo:font-size="12pt" fo:font-style="normal" style:text-underline-style="none" fo:font-weight="normal" style:text-blinking="false" fo:background-color="#eff0f1" style:font-size-asian="12pt" style:font-size-complex="12p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style:font-name="Cantarell" fo:font-size="12pt" style:font-size-asian="12pt" style:font-size-complex="12pt"/>
    </style:style>
    <style:style style:name="P7" style:family="paragraph" style:parent-style-name="Text_20_body">
      <style:text-properties style:font-name="Cantarell" fo:font-size="12pt" style:font-size-asian="12pt" style:font-size-complex="12pt"/>
    </style:style>
    <style:style style:name="P8" style:family="paragraph" style:parent-style-name="Text_20_body">
      <style:text-properties style:font-name="Cantarell" fo:font-size="12pt" officeooo:rsid="000e088d" officeooo:paragraph-rsid="000e088d" style:font-size-asian="12pt" style:font-size-complex="12pt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officeooo:rsid="000dfd8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officeooo:rsid="000f4b1c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officeooo:rsid="000dfd89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dfd89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f4b1c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dfd89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f4b1c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ff00ff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f00ff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ff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6aa84f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6aa84f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6aa84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ff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ff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4" style:family="text">
      <style:text-properties fo:font-variant="normal" fo:text-transform="none" fo:color="#f1c232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25" style:family="text">
      <style:text-properties fo:font-variant="normal" fo:text-transform="none" fo:color="#f1c232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26" style:family="text">
      <style:text-properties fo:font-variant="normal" fo:text-transform="none" fo:color="#f1c232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7" style:family="text">
      <style:text-properties fo:font-variant="normal" fo:text-transform="none" fo:color="#4c1130" loext:opacity="100%" style:text-line-through-style="none" style:text-line-through-type="none" style:font-name="Courier New" fo:font-size="11pt" fo:font-style="normal" style:text-underline-style="none" fo:font-weight="bold" style:text-blinking="false" fo:background-color="#cc0000" loext:char-shading-value="0"/>
    </style:style>
    <style:style style:name="T28" style:family="text">
      <style:text-properties fo:font-variant="normal" fo:text-transform="none" fo:color="#4c1130" loext:opacity="100%" style:text-line-through-style="none" style:text-line-through-type="none" fo:font-size="11pt" fo:font-style="normal" style:text-underline-style="none" fo:font-weight="bold" style:text-blinking="false" fo:background-color="#cc0000" loext:char-shading-value="0"/>
    </style:style>
    <style:style style:name="T29" style:family="text">
      <style:text-properties fo:font-variant="normal" fo:text-transform="none" fo:color="#4c1130" loext:opacity="100%" style:text-line-through-style="none" style:text-line-through-type="none" fo:font-style="normal" style:text-underline-style="none" fo:font-weight="bold" style:text-blinking="false" fo:background-color="#cc0000" loext:char-shading-value="0"/>
    </style:style>
    <style:style style:name="T30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normal" style:text-blinking="false" fo:background-color="#3d85c6" loext:char-shading-value="0"/>
    </style:style>
    <style:style style:name="T31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normal" style:text-blinking="false" fo:background-color="#ff00ff" loext:char-shading-value="0"/>
    </style:style>
    <style:style style:name="T32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normal" style:text-blinking="false" fo:background-color="#434343" loext:char-shading-value="0"/>
    </style:style>
    <style:style style:name="T33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bold" style:text-blinking="false" fo:background-color="#434343" loext:char-shading-value="0"/>
    </style:style>
    <style:style style:name="T34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bold" style:text-blinking="false" fo:background-color="#ff9900" loext:char-shading-value="0"/>
    </style:style>
    <style:style style:name="T35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bold" style:text-blinking="false" fo:background-color="#6aa84f" loext:char-shading-value="0"/>
    </style:style>
    <style:style style:name="T36" style:family="text">
      <style:text-properties fo:font-variant="normal" fo:text-transform="none" fo:color="#6d9eeb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6d9eeb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6d9eeb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9" style:family="text">
      <style:text-properties fo:font-variant="normal" fo:text-transform="none" fo:color="#e69138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e69138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e69138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2" style:family="text">
      <style:text-properties officeooo:rsid="000dfd89"/>
    </style:style>
    <style:style style:name="T43" style:family="text">
      <style:text-properties officeooo:rsid="000e088d"/>
    </style:style>
    <style:style style:name="T44" style:family="text">
      <style:text-properties officeooo:rsid="000f4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2">El objetivo es transformar el array</text:span> char** (<text:span text:style-name="T42">izquierda</text:span>) <text:span text:style-name="T42">al</text:span> <text:span text:style-name="T42">char</text:span>** <text:s/><text:span text:style-name="T42">numérico </text:span>(<text:span text:style-name="T42">derecha</text:span>).</text:p>
      <text:p text:style-name="Text_20_body"/>
      <text:p text:style-name="P1">......  000000</text:p>
      <text:p text:style-name="P1">......  000000</text:p>
      <text:p text:style-name="P1">......  000000</text:p>
      <text:p text:style-name="P1">....x.  000011</text:p>
      <text:p text:style-name="P1">......  000011</text:p>
      <text:p text:style-name="P1">......  000011</text:p>
      <text:p text:style-name="Text_20_body"/>
      <text:p text:style-name="P2"><text:span text:style-name="T42">Otro ejemplo</text:span>:</text:p>
      <text:p text:style-name="Text_20_body"/>
      <text:p text:style-name="P1">............  000000000000</text:p>
      <text:p text:style-name="P1">.......x....  000000011111</text:p>
      <text:p text:style-name="P1">............  000000011111</text:p>
      <text:p text:style-name="P1">....x...x...  000011123333</text:p>
      <text:p text:style-name="P1">......x.....  000011234444</text:p>
      <text:p text:style-name="P1">............  000011234444</text:p>
      <text:p text:style-name="Text_20_body"/>
      <text:p text:style-name="P3"><text:span text:style-name="T44">E</text:span><text:span text:style-name="T42">l número representa la cantidad de obstáculos</text:span> <text:s/><text:span text:style-name="T42">desde la esquina de la</text:span></text:p>
      <text:p text:style-name="P3"><text:span text:style-name="T42">izquierda</text:span>.</text:p>
      <text:p text:style-name="Text_20_body"/>
      <text:p text:style-name="P1">............  000000000000</text:p>
      <text:p text:style-name="P1">.......x....  000000011111</text:p>
      <text:p text:style-name="P1">............  000000011111</text:p>
      <text:p text:style-name="P9"><text:span text:style-name="T1">....x...x...  00001</text:span><text:span text:style-name="T15">1</text:span><text:span text:style-name="T18">1</text:span><text:span text:style-name="T1">23333</text:span></text:p>
      <text:p text:style-name="P9"><text:span text:style-name="T1">......</text:span><text:span text:style-name="T21">x</text:span><text:span text:style-name="T1">.....  00001</text:span><text:span text:style-name="T24">1</text:span><text:span text:style-name="T21">2</text:span></text:p>
      <text:p text:style-name="P1">............  </text:p>
      <text:p text:style-name="Text_20_body"/>
      <text:p text:style-name="P6"><text:span text:style-name="T12">La operación</text:span><text:span text:style-name="T11">: </text:span><text:span text:style-name="T26">1</text:span><text:span text:style-name="T5"> </text:span><text:span text:style-name="T11">+ </text:span><text:span text:style-name="T20">1</text:span><text:span text:style-name="T5"> </text:span><text:span text:style-name="T11">- </text:span><text:span text:style-name="T17">1</text:span><text:span text:style-name="T5"> </text:span><text:span text:style-name="T11">+ </text:span><text:span text:style-name="T29">1</text:span><text:span text:style-name="T5"> </text:span><text:span text:style-name="T11">= </text:span><text:span text:style-name="T23">2</text:span></text:p>
      <text:p text:style-name="P7"/>
      <text:p text:style-name="P2"><text:span text:style-name="T42">El último</text:span> +1 <text:span text:style-name="T42">es porque la posición</text:span> <text:span text:style-name="T42">donde estamos contiene un obstáculo</text:span>.</text:p>
      <text:p text:style-name="P7"/>
      <text:p text:style-name="P2"><text:span text:style-name="T42">Una vez se crea el array de numérico</text:span>, <text:span text:style-name="T42">hay que navegar el array desde la equina superior izquierda</text:span> <text:span text:style-name="T42">con un cuadrado de tamaño </text:span><text:s/>1x1. <text:span text:style-name="T42">Se encaja</text:span>, <text:span text:style-name="T42">se aumenta el tamaño del cuadrado</text:span>. <text:span text:style-name="T42">Por ejemplo</text:span>, <text:span text:style-name="T42">en la </text:span>posi<text:span text:style-name="T42">c</text:span>ión (0, 0), <text:span text:style-name="T42">se puede encontrar un cuadrado de tamaño 4</text:span>. <text:span text:style-name="T44">S</text:span><text:span text:style-name="T42">e guard</text:span><text:span text:style-name="T44">a</text:span><text:span text:style-name="T42"> el tamaño y la posición</text:span> <text:span text:style-name="T42">y se intenta craer un cuadrado de </text:span>5, <text:span text:style-name="T42">s</text:span><text:span text:style-name="T44">i</text:span><text:span text:style-name="T42"> no encaja</text:span>, <text:span text:style-name="T42">se va a la s</text:span><text:span text:style-name="T44">i</text:span><text:span text:style-name="T42">guiente posición</text:span> <text:span text:style-name="T42">y se prueba con un cuadrado de tamaño</text:span> 5 <text:span text:style-name="T42">hasta llegar al final del mapa</text:span>.</text:p>
      <text:p text:style-name="P2"/>
      <text:p text:style-name="P6"><text:soft-page-break/><text:span text:style-name="T12">Es similar a un algoritmo de fuerza bruta</text:span><text:span text:style-name="T11">, </text:span><text:span text:style-name="T12">la única d</text:span><text:span text:style-name="T13">i</text:span><text:span text:style-name="T12">ferencia</text:span><text:span text:style-name="T11"> </text:span><text:span text:style-name="T12">es la manera de encontrar el número</text:span><text:span text:style-name="T11"> </text:span><text:span text:style-name="T12">de obstác</text:span><text:span text:style-name="T13">u</text:span><text:span text:style-name="T12">los</text:span><text:span text:style-name="T11"> (</text:span><text:span text:style-name="T12">no buscas un obstáculo por cada posición</text:span><text:span text:style-name="T11">), </text:span><text:span text:style-name="T12">se hace la s</text:span><text:span text:style-name="T13">i</text:span><text:span text:style-name="T12">guiente operación</text:span><text:span text:style-name="T11"> (</text:span><text:span text:style-name="T12">para un cuadrado</text:span><text:span text:style-name="T11"> </text:span><text:span text:style-name="T12">de tamaño</text:span><text:span text:style-name="T14"> 4</text:span><text:span text:style-name="T5"> <text:s/></text:span><text:span text:style-name="T6">en la posición</text:span><text:span text:style-name="T11"> </text:span><text:span text:style-name="T14">(1,1)</text:span><text:span text:style-name="T11">):</text:span></text:p>
      <text:p text:style-name="Text_20_body"/>
      <text:p text:style-name="P9"><text:span text:style-name="T30">.</text:span><text:span text:style-name="T1">...</text:span><text:span text:style-name="T31">.</text:span><text:span text:style-name="T1">.......  </text:span><text:span text:style-name="T36">0</text:span><text:span text:style-name="T1">000</text:span><text:span text:style-name="T15">0</text:span><text:span text:style-name="T1">0000000</text:span></text:p>
      <text:p text:style-name="P9"><text:span text:style-name="T1">.</text:span><text:span text:style-name="T33">....</text:span><text:span text:style-name="T1">..x....  0</text:span><text:span text:style-name="T4">0000</text:span><text:span text:style-name="T1">0011111</text:span></text:p>
      <text:p text:style-name="P9"><text:span text:style-name="T1">.</text:span><text:span text:style-name="T33">.</text:span><text:span text:style-name="T32">..</text:span><text:span text:style-name="T33">.</text:span><text:span text:style-name="T1">.......  0</text:span><text:span text:style-name="T4">0000</text:span><text:span text:style-name="T1">0011111</text:span></text:p>
      <text:p text:style-name="P9"><text:span text:style-name="T1">.</text:span><text:span text:style-name="T33">.</text:span><text:span text:style-name="T32">..</text:span><text:span text:style-name="T33">x</text:span><text:span text:style-name="T1">...x...  0</text:span><text:span text:style-name="T4">0001</text:span><text:span text:style-name="T1">1123333</text:span></text:p>
      <text:p text:style-name="P9"><text:span text:style-name="T34">.</text:span><text:span text:style-name="T33">...</text:span><text:span text:style-name="T35">.</text:span><text:span text:style-name="T1">.x.....  </text:span><text:span text:style-name="T39">0</text:span><text:span text:style-name="T4">000</text:span><text:span text:style-name="T18">1</text:span><text:span text:style-name="T1">1234444</text:span></text:p>
      <text:p text:style-name="P1">............  000011234444</text:p>
      <text:p text:style-name="Text_20_body"/>
      <text:p text:style-name="P6"><text:span text:style-name="T20">1</text:span><text:span text:style-name="T5"> </text:span><text:span text:style-name="T11">- </text:span><text:span text:style-name="T41">0</text:span><text:span text:style-name="T5"> </text:span><text:span text:style-name="T11">- </text:span><text:span text:style-name="T17">0</text:span><text:span text:style-name="T5"> </text:span><text:span text:style-name="T11">+ </text:span><text:span text:style-name="T38">0</text:span><text:span text:style-name="T5"> </text:span><text:span text:style-name="T11">= 1</text:span></text:p>
      <text:p text:style-name="P7"/>
      <text:p text:style-name="P2"><text:span text:style-name="T42">Si el resultado</text:span> &gt;0, <text:span text:style-name="T42">s</text:span><text:span text:style-name="T43">i</text:span><text:span text:style-name="T42">gnifica</text:span> <text:span text:style-name="T43">que hay un obstáculo</text:span> <text:span text:style-name="T44">e</text:span><text:span text:style-name="T43">n el cuadrado</text:span>, <text:span text:style-name="T43">lo que i</text:span><text:span text:style-name="T44">n</text:span><text:span text:style-name="T43">dica que el cuadrado no encaja</text:span>.</text:p>
      <text:p text:style-name="P4"/>
      <text:p text:style-name="P8">Formula:</text:p>
      <text:p text:style-name="P5">Count(D) = Count(A ∪ B ∪ C ∪ D) - Count(A ∪ C) - Count(A ∪ B) + Count(A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onsolas" svg:font-family="Consolas, sans-serif"/>
    <style:font-face style:name="Courier New" svg:font-family="'Courier New'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6:32:34.486210995</meta:creation-date>
    <dc:date>2024-07-31T16:56:07.870459981</dc:date>
    <meta:editing-duration>PT8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274" meta:character-count="1702" meta:non-whitespace-character-count="1435"/>
  </office:meta>
</office:document-meta>
</file>